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47.891cm" fo:break-before="auto" fo:break-after="auto" table:align="margins"/>
    </style:style>
    <style:style style:name="Table1.A" style:family="table-column">
      <style:table-column-properties style:column-width="47.89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Таблица1" style:family="table">
      <style:table-properties style:width="47.704cm" fo:margin-left="0cm" fo:margin-right="-0.007cm" table:align="margins"/>
    </style:style>
    <style:style style:name="Таблица1.A" style:family="table-column">
      <style:table-column-properties style:column-width="31.567cm" style:rel-column-width="43366*"/>
    </style:style>
    <style:style style:name="Таблица1.B" style:family="table-column">
      <style:table-column-properties style:column-width="11.815cm" style:rel-column-width="16230*"/>
    </style:style>
    <style:style style:name="Таблица1.C" style:family="table-column">
      <style:table-column-properties style:column-width="4.323cm" style:rel-column-width="593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C2" style:family="table-cell">
      <style:table-cell-properties style:vertical-align="middle"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4pt" fo:background-color="#000000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6666ff" style:font-name="Times New Roman" fo:font-size="14pt" fo:background-color="#6666ff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3333" style:font-name="Times New Roman" fo:font-size="14pt" fo:background-color="#ff3333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336633" style:font-name="Times New Roman" fo:font-size="14pt" fo:background-color="#336633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993366" style:font-name="Times New Roman" fo:font-size="14pt" fo:background-color="#993366" style:font-name-asian="Times New Roman2" style:font-size-asian="12pt" style:font-name-complex="Times New Roman2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ccff99" style:font-name="Times New Roman" fo:font-size="14pt" fo:background-color="#ccff99" style:font-name-asian="Times New Roman2" style:font-size-asian="12pt" style:font-name-complex="Times New Roman2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ffff00" style:font-name="Times New Roman" fo:font-size="14pt" fo:background-color="#ffff00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99ccff" style:font-name="Times New Roman" fo:font-size="14pt" fo:background-color="#99ccff" style:font-name-asian="Times New Roman2" style:font-size-asian="12pt" style:font-name-complex="Times New Roman2" style:font-size-complex="12pt"/>
    </style:style>
    <style:style style:name="P13" style:family="paragraph" style:parent-style-name="Text_20_body">
      <style:text-properties style:font-name="Times New Roman" fo:language="ru" fo:country="RU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16" style:family="paragraph" style:parent-style-name="Text_20_body">
      <style:text-properties style:font-name="Times New Roman" fo:language="en" fo:country="US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fo:font-weight="bold" style:font-weight-asian="bold" style:font-weight-complex="bold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Окно редактора <text:span text:style-name="T1">скрипта</text:span></text:h>
          </table:table-cell>
        </table:table-row>
        <table:table-row table:style-name="Table1.2">
          <table:table-cell table:style-name="Table1.A2" office:value-type="string">
            <text:p text:style-name="P16">Окно ре<text:span text:style-name="T1">дактирования скрипта страницы доступно по нажатию кнопки «Скрипт» на панели окна редактирования схемы.</text:span></text:p>
            <text:p text:style-name="P14"/>
            <text:p text:style-name="P14"><draw:frame draw:style-name="fr1" draw:name="Графический объект7" text:anchor-type="as-char" svg:width="13.79cm" svg:height="3.78cm" draw:z-index="0"><draw:image xlink:href="../ui-images/ui-3-5-ris-1.png" xlink:type="simple" xlink:show="embed" xlink:actuate="onLoad"/></draw:frame></text:p>
            <text:p text:style-name="P15">В составе окна имеется панель кнопок, поле ввода текста скрипта, а также панель сообщений.</text:p>
            <text:p text:style-name="P17"><draw:frame draw:style-name="fr1" draw:name="Графический объект4" text:anchor-type="as-char" svg:width="17.859cm" svg:height="10.081cm" draw:z-index="1"><draw:image xlink:href="../ui-images/ui-3-5-ris-2.png" xlink:type="simple" xlink:show="embed" xlink:actuate="onLoad"/></draw:frame></text:p>
            <text:p text:style-name="P16">1 – <text:span text:style-name="T1">Просмотр переменных скрипта;</text:span></text:p>
            <text:p text:style-name="P16"><text:span text:style-name="T1">2 </text:span>–<text:span text:style-name="T1"> Просмотреть значение выделенной переменной;</text:span></text:p>
            <text:p text:style-name="P16"><text:span text:style-name="T1">3 </text:span>–<text:span text:style-name="T1"> Выполнить скрипт;</text:span></text:p>
            <text:p text:style-name="P16"><text:span text:style-name="T1">4 </text:span>–<text:span text:style-name="T1"> Пошаговая отладка скрипта;</text:span></text:p>
            <text:p text:style-name="P16"><text:span text:style-name="T1">5 </text:span>–<text:span text:style-name="T1"> Завершение отладки;</text:span></text:p>
            <text:p text:style-name="P16"><text:span text:style-name="T1">6 </text:span>–<text:span text:style-name="T1"> Применить изменения;</text:span></text:p>
            <text:p text:style-name="P16"><text:span text:style-name="T1">7 </text:span>–<text:span text:style-name="T1"> Применить изменения и закрыть окно редактирования;</text:span></text:p>
            <text:p text:style-name="P16"><text:span text:style-name="T1">8 </text:span>–<text:span text:style-name="T1"> Поле ввода текста скрипта</text:span></text:p>
            <text:p text:style-name="P16"><text:span text:style-name="T1">9 </text:span>–<text:span text:style-name="T1"> Поле для диагностических сообщений;</text:span></text:p>
            <text:p text:style-name="P16"><text:span text:style-name="T1">10 </text:span>–<text:span text:style-name="T1"> Указатель положения курсора.</text:span></text:p>
            <text:p text:style-name="P13"/>
            <text:p text:style-name="P16"><text:span text:style-name="T1">Для упрощения восприятия и редактирования скрипта, текст имеет цветовую дифференциацию, а также автоматическое объединение участков текста в синтаксические блоки. Объединение в блоки позволяет визуально выделять, а также сворачивать фрагменты текста, заключенные в операторные скобки (</text:span>begin..end, function..end<text:span text:style-name="T1">) либо являющиеся содержимым специальных секций </text:span>(initialization, finalization, local...).</text:p>
            <text:p text:style-name="P14"><draw:frame draw:style-name="fr1" draw:name="Графический объект5" text:anchor-type="as-char" svg:width="7.331cm" svg:height="3.521cm" draw:z-index="2"><draw:image xlink:href="../ui-images/ui-3-5-ris-3.png" xlink:type="simple" xlink:show="embed" xlink:actuate="onLoad"/></draw:frame></text:p>
            <text:p text:style-name="P13">Цветовая дифференциация применяется для элементов текста, указанных в таблице: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Элемент скрипта</text:p>
                </table:table-cell>
                <table:table-cell table:style-name="Таблица1.B1" table:number-columns-spanned="2" office:value-type="string">
                  <text:p text:style-name="P4">Цвет элемента</text:p>
                </table:table-cell>
                <table:covered-table-cell/>
              </table:table-row>
              <table:table-row>
                <table:table-cell table:style-name="Таблица1.B1" office:value-type="string">
                  <text:p text:style-name="P2">Имена переменных, операторы, знаки </text:p>
                </table:table-cell>
                <table:table-cell table:style-name="Таблица1.A1" office:value-type="string">
                  <text:p text:style-name="P1">черный </text:p>
                </table:table-cell>
                <table:table-cell table:style-name="Таблица1.C2" office:value-type="string">
                  <text:p text:style-name="P5">____</text:p>
                </table:table-cell>
              </table:table-row>
              <table:table-row>
                <table:table-cell table:style-name="Таблица1.A3" office:value-type="string">
                  <text:p text:style-name="P3">Ключевые слова, декларация переменных, обозначение секций, подпрограмм, циклов, условий, команд текстового препроцессора</text:p>
                </table:table-cell>
                <table:table-cell table:style-name="Таблица1.B3" office:value-type="string">
                  <text:p text:style-name="P1">черный, полужирный </text:p>
                </table:table-cell>
                <table:table-cell table:style-name="Таблица1.C3" office:value-type="string">
                  <text:p text:style-name="P5">____</text:p>
                </table:table-cell>
              </table:table-row>
              <table:table-row>
                <table:table-cell table:style-name="Таблица1.A3" office:value-type="string">
                  <text:p text:style-name="P2">Цифры</text:p>
                </table:table-cell>
                <table:table-cell table:style-name="Таблица1.A3" office:value-type="string">
                  <text:p text:style-name="P1">синий </text:p>
                </table:table-cell>
                <table:table-cell table:style-name="Таблица1.C3" office:value-type="string">
                  <text:p text:style-name="P6">____</text:p>
                </table:table-cell>
              </table:table-row>
              <table:table-row>
                <table:table-cell table:style-name="Таблица1.A3" office:value-type="string">
                  <text:p text:style-name="P3">Слова, содержащий кириллические символы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7">____</text:p>
                </table:table-cell>
              </table:table-row>
              <table:table-row>
                <table:table-cell table:style-name="Таблица1.A3" office:value-type="string">
                  <text:p text:style-name="P2">Комментарии</text:p>
                </table:table-cell>
                <table:table-cell table:style-name="Таблица1.A3" office:value-type="string">
                  <text:p text:style-name="P1">зеленый </text:p>
                </table:table-cell>
                <table:table-cell table:style-name="Таблица1.C3" office:value-type="string">
                  <text:p text:style-name="P8">____</text:p>
                </table:table-cell>
              </table:table-row>
              <table:table-row>
                <table:table-cell table:style-name="Таблица1.A3" office:value-type="string">
                  <text:p text:style-name="P2">Имена встроенных переменных</text:p>
                </table:table-cell>
                <table:table-cell table:style-name="Таблица1.A3" office:value-type="string">
                  <text:p text:style-name="P1">розовый </text:p>
                </table:table-cell>
                <table:table-cell table:style-name="Таблица1.C3" office:value-type="string">
                  <text:p text:style-name="P9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на которой установлен курсор</text:p>
                </table:table-cell>
                <table:table-cell table:style-name="Таблица1.A3" office:value-type="string">
                  <text:p text:style-name="P1">слоновой кости </text:p>
                </table:table-cell>
                <table:table-cell table:style-name="Таблица1.C3" office:value-type="string">
                  <text:p text:style-name="P10">____</text:p>
                </table:table-cell>
              </table:table-row>
              <table:table-row>
                <table:table-cell table:style-name="Таблица1.A3" office:value-type="string">
                  <text:p text:style-name="P2">Отметка строк, которые были изменены</text:p>
                </table:table-cell>
                <table:table-cell table:style-name="Таблица1.A3" office:value-type="string">
                  <text:p text:style-name="P1">желтый </text:p>
                </table:table-cell>
                <table:table-cell table:style-name="Таблица1.C3" office:value-type="string">
                  <text:p text:style-name="P11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содержащей ошибку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7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парных скобок</text:p>
                </table:table-cell>
                <table:table-cell table:style-name="Таблица1.A3" office:value-type="string">
                  <text:p text:style-name="P1">циан (морская волна) </text:p>
                </table:table-cell>
                <table:table-cell table:style-name="Таблица1.C3" office:value-type="string">
                  <text:p text:style-name="P12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слов, аналогичных выделенному вручную</text:p>
                </table:table-cell>
                <table:table-cell table:style-name="Таблица1.A3" office:value-type="string">
                  <text:p text:style-name="P1">черный </text:p>
                </table:table-cell>
                <table:table-cell table:style-name="Таблица1.C3" office:value-type="string">
                  <text:p text:style-name="P5">____</text:p>
                </table:table-cell>
              </table:table-row>
            </table:table>
            <text:p text:style-name="P14"/>
            <text:p text:style-name="P19"><text:span text:style-name="T4">Дополнительной возможностью, упрощающей процесс написания текста скрипта является автодополнение имен переменных внутри контейнера, команд или функций. После начала ввода имени переменной, либо названия команды или функции, по нажатию комбинации клавиш </text:span><text:span text:style-name="T3">Ctrl+</text:span><text:span text:style-name="T5">Пробел </text:span><text:span text:style-name="T4">открывается выпадающее меню, в котором предлагается список имен переменных, команд или функций, соответствующих введенным символам. Для функций также отображается подсказка по типам необходимых аргументов.</text:span></text:p>
            <text:p text:style-name="P18"><text:span text:style-name="T4"><draw:frame draw:style-name="fr1" draw:name="Графический объект6" text:anchor-type="as-char" svg:width="13.229cm" svg:height="7.939cm" draw:z-index="3"><draw:image xlink:href="../ui-images/ui-3-5-ris-4.png" xlink:type="simple" xlink:show="embed" xlink:actuate="onLoad"/></draw:frame></text:span><text:span text:style-name="T4"><draw:frame draw:style-name="fr1" draw:name="Графический объект8" text:anchor-type="as-char" svg:width="13.229cm" svg:height="7.939cm" draw:z-index="4"><draw:image xlink:href="../ui-images/ui-3-5-ris-5.png" xlink:type="simple" xlink:show="embed" xlink:actuate="onLoad"/></draw:frame></text:span><text:span text:style-name="T4"><draw:frame draw:style-name="fr1" draw:name="Графический объект9" text:anchor-type="as-char" svg:width="13.229cm" svg:height="7.939cm" draw:z-index="5"><draw:image xlink:href="../ui-images/ui-3-5-ris-6.png" xlink:type="simple" xlink:show="embed" xlink:actuate="onLoad"/></draw:frame></text:span></text:p>
            <text:p text:style-name="P1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актор скрипта</dc:title>
    <dc:date>2016-09-12T15:01:38.23</dc:date>
    <meta:generator>OpenOffice/4.1.1$Win32 OpenOffice.org_project/411m6$Build-9775</meta:generator>
    <meta:editing-duration>P1DT9H45M39S</meta:editing-duration>
    <meta:editing-cycles>189</meta:editing-cycles>
    <dc:creator>ILYA KUBENSKIY</dc:creator>
    <meta:document-statistic meta:table-count="2" meta:image-count="6" meta:object-count="0" meta:page-count="1" meta:paragraph-count="55" meta:word-count="272" meta:character-count="2146"/>
    <meta:user-defined meta:name="Поле 1"/>
    <meta:user-defined meta:name="Поле 2"/>
    <meta:user-defined meta:name="Поле 3"/>
    <meta:user-defined meta:name="Поле 4"/>
  </office:meta>
</office:document-meta>
</file>